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e035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6e035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زُّخْرُف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0326_3265577536"/><text:span text:style-name="T3"> </text:span><text:span text:style-name="T2">حۭمِٓؐ وَالْكِتَـٰبِ </text:span><text:span text:style-name="T5">۱</text:span><text:span text:style-name="T2">لْمُبِينِ </text:span><text:span text:style-name="T3">(1)</text:span><text:span text:style-name="T2"> إِنَّا جَعَلْنَـٰهُ قُرْءَ؛ناٗ عَرَبِيّاً لَّعَلَّكُمْ تَعْقِلُونَؐ </text:span><text:span text:style-name="T3">(2)</text:span><text:span text:style-name="T2"> وَإِنَّهُ„ فِىٓ ٱُمِّ </text:span><text:span text:style-name="T5">۱</text:span><text:span text:style-name="T2">لْكِتَـٰبِ لَدَيْنَا لَعَلِــيّﹲ حَكِيم٘ؐ </text:span><text:span text:style-name="T3">(3)</text:span><text:span text:style-name="T2"> اَفَنَضْرۣبُ عَنكُمُ </text:span><text:span text:style-name="T5">۴</text:span><text:span text:style-name="T2">لذِّكْرَ صَفْحاٗ اِن كُنتُمْ قَوْماً مُّسْرۣفِينَؐ </text:span><text:span text:style-name="T3">(4)</text:span><text:span text:style-name="T2"> وَكَمَ اَرْسَلْنَا مِن نَّبِىٓءٍ فِى </text:span><text:span text:style-name="T5">۱</text:span><text:span text:style-name="T2">لاَوَّلِينَؐ </text:span><text:span text:style-name="T3">(5)</text:span><text:span text:style-name="T2"> وَمَا يَاتِيهِم مِّن نَّبِىٓءٖ اِلاَّ كَانُواْ بِهِ” يَسْتَهْزۣءُونَؐ </text:span><text:span text:style-name="T3">(6)</text:span><text:span text:style-name="T2"> فَأَهْلَكْنَآ أَشَدَّ مِنْهُم بَطْشاًؐ وَمَضۭيٰ مَثَــلُ </text:span><text:span text:style-name="T5">۴</text:span><text:span text:style-name="T2">لاَوَّلِينَؐ </text:span><text:span text:style-name="T3">(7)</text:span><text:span text:style-name="T2"> وَلَـئِــن سَأَلْتَهُم مَّــنْ خَلَــقَ </text:span><text:span text:style-name="T5">۰</text:span><text:span text:style-name="T2">لسَّمَـٰوَ؛تِ وَالاَرْضَ لَيَقُولُــنَّ خَلَقَهُــنَّ </text:span><text:span text:style-name="T5">۰</text:span><text:span text:style-name="T2">لْعَزۣيزُ </text:span><text:span text:style-name="T5">۴</text:span><text:span text:style-name="T2">لْعَلِيمُؐ </text:span><text:span text:style-name="T3">(8)</text:span><text:span text:style-name="T2"> </text:span><text:span text:style-name="T5">۴ﻟ﮲</text:span><text:span text:style-name="T2"> جَعَــلَ لَكُمُ </text:span><text:span text:style-name="T5">۴</text:span><text:span text:style-name="T2">لاَرْضَ مِهَـٰداً وَجَعَــلَ لَكُمْ فِيهَا سُبُلًا لَّعَلَّكُمْ تَهْتَدُونَؐ </text:span><text:span text:style-name="T3">(9)</text:span><text:span text:style-name="T2"> ® وَاﻟ﮲ نَزَّلَ مِــنَ </text:span><text:span text:style-name="T5">۰</text:span><text:span text:style-name="T2">لسَّمَآءِ مَآءَۢ بِقَدَرٍ فَأَنشَرْنَا بِهِ” بَلْدَةً مَّيْتاًؐ كَذَ؛لِــكَ تُخْرَجُونَؐ </text:span><text:span text:style-name="T3">(10)</text:span><text:span text:style-name="T2"> وَاﻟ﮲ خَلَــقَ </text:span><text:span text:style-name="T5">۰</text:span><text:span text:style-name="T2">لاَزْوَ؛جَ كُلَّهَا وَجَعَــلَ لَكُم مِّــنَ </text:span><text:span text:style-name="T5">۰</text:span><text:span text:style-name="T2">لْفُلْكِ وَالاَنْعَـٰمِ مَا تَرْكَبُونَ </text:span><text:span text:style-name="T3">(11)</text:span><text:span text:style-name="T2"> لِتَسْتَوُﹼاْ عَلَــيٰ ظُهُورۣهِ” ثُمَّ تَذْكُرُواْ نِعْمَةَ رَبِّكُمُ; إِذَا "سْتَوَيْتُمْ عَلَيْهِ وَتَقُولُواْ سُبْحَـٰنَ </text:span><text:span text:style-name="T5">۰ﻟ﮲</text:span><text:span text:style-name="T2"> سَخَّرَ لَنَا هَـٰذَا وَمَا كُنَّا لَهُ„ مُقْرۣنِينَ </text:span><text:span text:style-name="T3">(12)</text:span><text:span text:style-name="T2"> وَإِنَّـآ إِلَيٰ رَبِّنَا لَمُنقَلِبُونَؐ </text:span><text:span text:style-name="T3">(13)</text:span><text:span text:style-name="T2"> وَجَعَلُواْ لَهُ„ مِنْ عِبَادِهِ” جُزْءاٗؐ اِنَّ </text:span><text:span text:style-name="T5">۰</text:span><text:span text:style-name="T2">لِانسَـٰنَ لَكَفُورٌ مُّبِين٘ؐ </text:span><text:span text:style-name="T3">(14)</text:span><text:span text:style-name="T2"> اَمِ 'تَّخَذَ مِمَّا يَخْلُقُ بَنَاتٍ وَأَصْفۭيٰكُم بِالْبَنِيـنَؐ </text:span><text:span text:style-name="T3">(15)</text:span><text:span text:style-name="T2"> وَإِذَا بُشِّرَ أَحَدُهُم بِمَا ضَرَبَ لِلرَّحْمَـٰــنۣ مَثَلًا ظَلَّ وَجْهُهُ„ مُسْوَدّاً وَهُوَ كَظِيم٘ؐ </text:span><text:span text:style-name="T3">(16)</text:span><text:span text:style-name="T2"> اَوَمَنْ يَّنشَؤُاْ فِى </text:span><text:span text:style-name="T5">۱</text:span><text:span text:style-name="T2">لْحِلْيَةِ وَهُوَ فِى </text:span><text:span text:style-name="T5">۱</text:span><text:span text:style-name="T2">لْخِصَامِ غَيْرُ مُبِينٍؐ </text:span><text:span text:style-name="T3">(17)</text:span><text:span text:style-name="T2"> وَجَعَلُواْ </text:span><text:span text:style-name="T5">۴</text:span><text:span text:style-name="T2">لْمَلَئِكَةَ </text:span><text:span text:style-name="T5">۰</text:span><text:span text:style-name="T2">لذِينَ هُمْ عِندَ </text:span><text:span text:style-name="T5">۰</text:span><text:span text:style-name="T2">لرَّحْمَـٰنِ إِنَـٰثاٗؐ اَ.شْهِدُواْ خَلْقَهُمْؐ سَتُكْتَــبُ شَهَـٰدَتُهُمْ وَيُسْـَٔلُونَؐ </text:span><text:span text:style-name="T3">(18)</text:span><text:span text:style-name="T2"> وَقَالُواْ لَوْ شَآءَ </text:span><text:span text:style-name="T5">۰</text:span><text:span text:style-name="T2">لرَّحْمَـٰــنُ مَا </text:span><text:soft-page-break/><text:span text:style-name="T2">عَبَدْنَـٰهُمؐ مَّا لَهُم بِذَ؛لِــكَ مِنْ عِلْمٖؐ اِنْ هُمُ; إِلاَّ يَخْرُصُونَؐ </text:span><text:span text:style-name="T3">(19) </text:span><text:span text:style-name="T2">أَمَ —اتَيْنَـٰهُمْ كِتَـٰباً مِّن قَبْلِهِ” فَهُم بِهِ” مُسْتَمْسِكُونَؐ </text:span><text:span text:style-name="T3">(20)</text:span><text:span text:style-name="T2"> بَــلْ قَالُوٓاْ إِنَّا وَجَدْنَآ ءَابَآءَنَا عَلَــيٰٓ ٱُمَّةٍ وَإِنَّا عَلَــيٰٓ ءَاثۭـٰرۣهِم مُّهْتَدُونَؐ </text:span><text:span text:style-name="T3">(21)</text:span><text:span text:style-name="T2"> وَكَذَ؛لِــكَ مَآ أَرْسَلْنَا مِن قَبْلِكَ فِى قَرْيَةٍ مِّن نَّذِير۫ اِلاَّ قَالَ مُتْرَفُوهَآ إِنَّا وَجَدْنَآ ءَابَآءَنَا عَلَــيٰٓ ٱُمَّةٍ وَإِنَّا عَلَــيٰٓ ءَاثۭـٰرۣهِم مُّقْتَدُونَؐ </text:span><text:span text:style-name="T3">(22)</text:span><text:span text:style-name="T2"> ¤ قُلَ اَوَلَوْ جِيؔتُكُم بِأَهْدۭيٰ مِمَّا وَجَدتُّمْ عَلَيْهِ ءَابَآءَكُمْؐ قَالُوٓاْ إِنَّا بِمَآ ٱُرْسِلْتُم بِهِ” كَـٰفِرُونَؐ </text:span><text:span text:style-name="T3">(23)</text:span><text:span text:style-name="T2"> فَانتَقَمْنَا مِنْهُمْ فَانظُرْ كَيْفَ كَانَ عَـٰقِبَةُ </text:span><text:span text:style-name="T5">۴</text:span><text:span text:style-name="T2">لْمُكَذِّبِينَؐ </text:span><text:span text:style-name="T3">(24)</text:span><text:span text:style-name="T2"> وَإِذْ قَالَ إِبْرَ؛هِيمُ لَأِبِيهِ وَقَوْمِهِ“ إِنَّنِى بَرَآءٌ مِّمَّا تَعْبُدُونَ </text:span><text:span text:style-name="T3">(25)</text:span><text:span text:style-name="T2"> إِلاَّ </text:span><text:span text:style-name="T5">۰ﻟ﮲</text:span><text:span text:style-name="T2"> فَطَرَنِى فَإِنَّهُ„ سَيَهْدِينِؐ </text:span><text:span text:style-name="T3">(26)</text:span><text:span text:style-name="T2"> وَجَعَلَهَا كَلِمَةَۢ بَاقِيَةً فِى عَقِبِهِ” لَعَلَّهُمْ يَرْجِعُونَؐ </text:span><text:span text:style-name="T3">(27)</text:span><text:span text:style-name="T2"> بَــلْ مَتَّعْتُ هَـٰٓؤُلآَءِ وَءَابَآءَهُمْ حَتَّـيٰ جَآءَهُمُ </text:span><text:span text:style-name="T5">۴</text:span><text:span text:style-name="T2">لْحَقُّ وَرَسُولٌ مُّبِينٌؐ </text:span><text:span text:style-name="T3">(28)</text:span><text:span text:style-name="T2"> وَلَمَّا جَآءَهُمُ </text:span><text:span text:style-name="T5">۴</text:span><text:span text:style-name="T2">لْحَــقُّ قَالُواْ هَـٰذَا سِحْـرٌ وَإِنَّا بِهِ” كَـٰفِرُونَؐ </text:span><text:span text:style-name="T3">(29)</text:span><text:span text:style-name="T2"> وَقَالُواْ لَوْلاَ نُزّۣلَ هَـٰذَا </text:span><text:span text:style-name="T5">۰</text:span><text:span text:style-name="T2">لْقُرْءَانُ عَلَيٰ رَجُلٍ مِّنَ </text:span><text:span text:style-name="T5">۰</text:span><text:span text:style-name="T2">لْقَرْيَتَيْــنۣ عَظِيمٖؐ </text:span><text:span text:style-name="T3">(30)</text:span><text:span text:style-name="T2"> اَهُمْ يَقْسِمُونَ رَحْمَتَ رَبِّكَؐ نَحْــنُ قَسَمْنَا بَيْنَهُم مَّعِيشَتَهُمْ فِى </text:span><text:span text:style-name="T5">۱</text:span><text:span text:style-name="T2">لْحَيَوٰةِ </text:span><text:span text:style-name="T5">۱</text:span><text:span text:style-name="T2">لدُّنْيۭا وَرَفَعْنَا بَعْضَهُمْ فَوْقَ بَعْضٍ دَرَجَـٰتٍ ڤِّيَتَّخِذَ بَعْضُهُم بَعْضاً سُخْرۣيّاًؐ وَرَحْمَــتُ رَبِّــكَ خَيْرٌ مِّمَّا يَجْمَعُونَؐ </text:span><text:span text:style-name="T3">(31)</text:span><text:span text:style-name="T2"> وَلَوْلآَ أَنْ يَّكُونَ </text:span><text:span text:style-name="T5">۰</text:span><text:span text:style-name="T2">لنَّاسسسُ ٱُمَّةً وَ؛حِدَةً لَّجَعَلْنَا لِمَنْ يَّكْفُرُ بِالرَّحْمَـٰنِ لِبُيُوتِهِمْ سُقُفاً مِّن فِضَّةٍ وَمَعَارۣجَ عَلَيْهَا يَظْهَرُونَ </text:span><text:span text:style-name="T3">(32)</text:span><text:span text:style-name="T2"> وَلِبُيُوتِهِمُ; أَبْوَ؛باً وَسُرُراٗ عَلَيْهَا يَتَّكِـُٔونَ </text:span><text:span text:style-name="T3">(33)</text:span><text:span text:style-name="T2"> وَزُخْرُفاًؐ وَإِن كُلُّ ذَ؛لِــكَ لَمَا مَتَـٰعُ </text:span><text:span text:style-name="T5">۴</text:span><text:span text:style-name="T2">لْحَيَوٰةِ </text:span><text:span text:style-name="T5">۱</text:span><text:span text:style-name="T2">لدُّنْيۭاؐ وَالاَخِرَةُ عِندَ رَبِّكَ لِلْمُتَّقِينَؐ </text:span><text:span text:style-name="T3">(34)</text:span><text:span text:style-name="T2"> وَمَنْ يَّعْشُ عَن ذِكْرۣ </text:span><text:span text:style-name="T5">۱</text:span><text:span text:style-name="T2">لرَّحْمَـٰــنۣ نُقَيِّــضْ لَهُ„ شَيْطَـٰناً </text:span><text:soft-page-break/><text:span text:style-name="T2">فَهُوَ لَهُ„ قَرۣينٌؐ </text:span><text:span text:style-name="T3">(35)</text:span><text:span text:style-name="T2"> وَإِنَّهُمْ لَيَصُدُّونَهُمْ عَـنِ </text:span><text:span text:style-name="T5">۱</text:span><text:span text:style-name="T2">لسَّبِيلِ وَيَحْسِبُونَ أَنَّهُم مُّهْتَدُونَؐ </text:span><text:span text:style-name="T3">(36)</text:span><text:span text:style-name="T2"> حَتَّيٰٓ إِذَا جَآءَ؛نَا قَالَ يَـٰلَيْتَ بَيْنِى وَبَيْنَكَ بُعْدَ </text:span><text:span text:style-name="T5">۰</text:span><text:span text:style-name="T2">لْمَشْرۣقَيْنِؐ فَـبِيــسَ </text:span><text:span text:style-name="T5">۰</text:span><text:span text:style-name="T2">لْقَرۣينُؐ </text:span><text:span text:style-name="T3">(37)</text:span><text:span text:style-name="T2"> وَلَـنْ يَّنفَعَكُمُ </text:span><text:span text:style-name="T5">۴</text:span><text:span text:style-name="T2">لْيَوْمَ إِذ ظَّلَمْتُمُ; أَنَّكُمْ فِى </text:span><text:span text:style-name="T5">۱</text:span><text:span text:style-name="T2">لْعَذَابِ مُشْتَرۣكُونَؐ </text:span><text:span text:style-name="T3">(38)</text:span><text:span text:style-name="T2"> أَفَأَنتَ تُسْمِعُ </text:span><text:span text:style-name="T5">۴</text:span><text:span text:style-name="T2">لصُّمَّ أَوْ تَهْدِى </text:span><text:span text:style-name="T5">۱</text:span><text:span text:style-name="T2">لْعُمْيَ وَمَــن كَانَ فِى ضَچَلٍ مُّبِينٍؐ </text:span><text:span text:style-name="T3">(39)</text:span><text:span text:style-name="T2"> فَإِمَّا نَذْهَبَنَّ بِــكَ فَإِنَّا مِنْهُم مُّنتَقِمُونَ </text:span><text:span text:style-name="T3">(40)</text:span><text:span text:style-name="T2"> أَوْ نُرۣيَنَّــكَ </text:span><text:span text:style-name="T5">۰ﻟ﮲</text:span><text:span text:style-name="T2"> وَعَدْنَـٰهُمْ فَإِنَّا عَلَيْهِم مُّقْتَدِرُونَؐ </text:span><text:span text:style-name="T3">(41)</text:span><text:span text:style-name="T2"> ® فَاسْتَمْسِــكْ بِاﻟـذِىٓ ٱُوحِيَ إِلَيْــكَؐ إِنَّــكَ عَلَيٰ صِرَ؛طٍ مُّسْتَقِيمٍؐ </text:span><text:span text:style-name="T3">(42)</text:span><text:span text:style-name="T2"> وَإِنَّهُ„ لَذِكْرٌ لَّــكَ وَلِقَوْمِــكَؐ وَسَوْفَ تُسْـَٔلُونَؐ </text:span><text:span text:style-name="T3">(43)</text:span><text:span text:style-name="T2"> وَسْـَٔلْ مَنَ اَرْسَلْنَا مِــن قَبْلِكَ مِن رُّسُلِنَآؐ أَجَعَلْنَا مِن دُونِ </text:span><text:span text:style-name="T5">۱</text:span><text:span text:style-name="T2">لرَّحْمَـٰــنۣ ءَالِهَةً يُعْبَدُونَؐ </text:span><text:span text:style-name="T3">(44)</text:span><text:span text:style-name="T2"> وَلَقَدَ اَرْسَلْنَا مُوسۭيٰ بِـَٔايَـٰتِنَآ إِلَيٰ فِرْعَوْنَ وَمَلْاَئِهِ” فَقَالَ إِنِّى رَسُولُ رَبِّ </text:span><text:span text:style-name="T5">۱</text:span><text:span text:style-name="T2">لْعَـٰلَمِينَؐ </text:span><text:span text:style-name="T3">(45)</text:span><text:span text:style-name="T2"> فَلَمَّا جَآءَهُم بِـَٔايَـٰتِنَآ إِذَا هُم مِّنْهَا يَضْحَكُونَؐ </text:span><text:span text:style-name="T3">(46)</text:span><text:span text:style-name="T2"> وَمَا نُرۣيهِم مِّــنَ —ايَةٖ اِلاَّ هِيَ أَكْبَرُ مِــنُ </text:span><text:span text:style-name="T5">۷</text:span><text:span text:style-name="T2">خْتِهَاؐ وَأَخَذْنَـٰهُم بِالْعَذَابِ لَعَلَّهُمْ يَرْجِعُونَؐ </text:span><text:span text:style-name="T3">(47)</text:span><text:span text:style-name="T2"> وَقَالُواْ يَـٰٓأَيُّهَ </text:span><text:span text:style-name="T5">۰</text:span><text:span text:style-name="T2">لسَّاحِرُ </text:span><text:span text:style-name="T5">۶</text:span><text:span text:style-name="T2">دْعُ لَنَا رَبَّــكَ بِمَا عَهِدَ عِندَكككَ إِنَّنَا لَمُهْتَدُونَؐ </text:span><text:span text:style-name="T3">(48)</text:span><text:span text:style-name="T2"> فَلَمَّا كَشَفْنَا عَنْهُمُ </text:span><text:span text:style-name="T5">۴</text:span><text:span text:style-name="T2">لْعَذَابَ إِذَا هُمْ يَنكُثُونَؐ </text:span><text:span text:style-name="T3">(49)</text:span><text:span text:style-name="T2"> وَنَادۭيٰ فِرْعَوْنُ فِى قَوْمِهِ” قَالَ يَـٰقَوْمِ أَلَيْـسَ لِى مُلْكُ مِصْرَ وَهَـٰذِهِ </text:span><text:span text:style-name="T5">۱</text:span><text:span text:style-name="T2">لاَنْهَـٰرُ تَجْرۣى مِــن تَحْتِيَؐ أَفَلاَ تُبْصِرُونَؐ </text:span><text:span text:style-name="T3">(50)</text:span><text:span text:style-name="T2"> أَمَ اَنَا خَيْرٌ مِّــنْ هَـٰذَا </text:span><text:span text:style-name="T5">۰ﻟ﮲</text:span><text:span text:style-name="T2"> هُوَ مَهِينٌ </text:span><text:span text:style-name="T3">(51)</text:span><text:span text:style-name="T2"> وَلاَ يَكَادُ يُبِينُؐ </text:span><text:span text:style-name="T3">(52)</text:span><text:span text:style-name="T2"> فَلَوْلآَ ٱُلْقِــيَ عَلَيْهِ أَسَـٰوۣرَةٌ مِّن ذَهَبٖ اَوْ جَآءَ مَعَهُ </text:span><text:span text:style-name="T5">۴</text:span><text:span text:style-name="T2">لْمَلَئِكَةُ مُقْتَرۣنِينَؐ </text:span><text:span text:style-name="T3">(53)</text:span><text:span text:style-name="T2"> فَاسْتَخَفَّ قَوْمَهُ„ فَأَطَاعُوهُؐ إِنَّهُمْ كَانُواْ قَوْماً فَـٰسِقِينَؐ </text:span><text:span text:style-name="T3">(54)</text:span><text:span text:style-name="T2"> فَلَمَّآ ءَاسَفُونَا "نتَقَمْنَا مِنْهُمْ فَأَغْرَقْنَـٰهُمُ; أَجْمَعِينَ </text:span><text:span text:style-name="T3">(55) </text:span><text:soft-page-break/><text:span text:style-name="T2">فَجَعَلْنَـٰهُمْ سَلَفاً وَمَثَلًا لِّلاَخِرۣينَؐ </text:span><text:span text:style-name="T3">(56)</text:span><text:span text:style-name="T2"> وَلَمَّا ضُرۣبَ "بْنُ مَرْيَمَ مَثَلٗا اِذَا قَوْمُــكَ مِنْهُ يَصُدُّونَؐ </text:span><text:span text:style-name="T3">(57)</text:span><text:span text:style-name="T2"> وَقَالُوٓاْ ءَا۬؛لِهَتُنَا خَيْر٘ اَمْ هُوَؐ مَا ضَرَبُوهُ لَــكَ إِلاَّ جَدَلٚؐا بَلْ هُمْ قَوْم٘ خَصِمُونَؐ </text:span><text:span text:style-name="T3">(58)</text:span><text:span text:style-name="T2"> إِنْ هُوَ إِلاَّ عَبْد٘ اَنْعَمْنَا عَلَيْهِ وَجَعَلْنَـٰهُ مَثَلًا لِّبَنِىٓ إِسْرَآءِيلَؐ </text:span><text:span text:style-name="T3">(59)</text:span><text:span text:style-name="T2"> وَلَوْ نَشَآءُ لَجَعَلْنَا مِنكُم مَّلَئِكَةً فِى </text:span><text:span text:style-name="T5">۱</text:span><text:span text:style-name="T2">لاَرْضضضِ يَخْلُفُونَؐ </text:span><text:span text:style-name="T3">(60)</text:span><text:span text:style-name="T2"> وَإِنَّهُ„ لَعِلْمٌ لِّلسَّاعَةِ فَلاَ تَمْتَرُنَّ بِهَاؐ وَاتَّبِعُونِ هَـٰذَا صِرَ؛طٌ مُّسْتَقِيمٌؐ </text:span><text:span text:style-name="T3">(61)</text:span><text:span text:style-name="T2"> وَلاَ يَصُدَّنَّكُمُ </text:span><text:span text:style-name="T5">۴</text:span><text:span text:style-name="T2">لشَّيْطَـٰنُؐ إِنَّهُ„ لَكُمْ عَدُوٌّ مُّبِينٌؐ </text:span><text:span text:style-name="T3">(62)</text:span><text:span text:style-name="T2"> © وَلَمَّا جَآءَ عِيسۭيٰ بِالْبَيِّنَـٰتِ قَالَ قَدْ جِيؔتُكُم بِالْحِكْمَةِ وَلُءِبَـيِّــنَ لَكُم بَعْضَ </text:span><text:span text:style-name="T5">۰ﻟ﮲</text:span><text:span text:style-name="T2"> تَخْتَلِفُونَ فِيهِؐ فَاتَّقُواْ </text:span><text:span text:style-name="T5">۴</text:span><text:span text:style-name="T2">للَّهَ وَأَطِيعُونِؐ </text:span><text:span text:style-name="T3">(63)</text:span><text:span text:style-name="T2"> إِنَّ </text:span><text:span text:style-name="T5">۰</text:span><text:span text:style-name="T2">للَّهَ هُوَ رَبِّى وَرَبُّكُمْ فَاعْبُدُوهُؐ هَـٰذَا صِرَ؛طٌ مُّسْتَقِيمٌؐ </text:span><text:span text:style-name="T3">(64)</text:span><text:span text:style-name="T2"> فَاخْتَلَفَ </text:span><text:span text:style-name="T5">۰</text:span><text:span text:style-name="T2">لاَحْزَابُ مِنۢ بَيْنِهِمْؐ فَوَيْلٌ لِّلذِيــنَ ظَلَمُواْ مِــنْ عَذَابِ يَوْمٖ اَلِيمٖؐ </text:span><text:span text:style-name="T3">(65)</text:span><text:span text:style-name="T2"> هَلْ يَنظُرُونَ إِلاَّ </text:span><text:span text:style-name="T5">۰</text:span><text:span text:style-name="T2">لسَّاعَةَ أَن تَاتِيَهُم بَغْتَةً وَهُمْ لاَ يَشْعُرُونَؐ </text:span><text:span text:style-name="T3">(66)</text:span><text:span text:style-name="T2"> </text:span><text:span text:style-name="T5">۰</text:span><text:span text:style-name="T2">لاَخِلٓاَّءُ يَوْمَئِذٙ بَعْضُهُمْ لِبَعْــضٖ عَدُوّﹲ اِلاَّ </text:span><text:span text:style-name="T5">۰</text:span><text:span text:style-name="T2">لْمُتَّقِينَؐ </text:span><text:span text:style-name="T3">(67)</text:span><text:span text:style-name="T2"> يَـٰعِبَادِى لاَ خَوْف٘</text:span></text:p>
      <text:p text:style-name="P2" loext:marker-style-name="T2"><text:span text:style-name="T2">عَلَيْكُمُ </text:span><text:span text:style-name="T5">۴</text:span><text:span text:style-name="T2">لْيَوْمَ وَلآَ أَنتُمْ تَحْزَنُونَؐ </text:span><text:span text:style-name="T3">(68)</text:span><text:span text:style-name="T2"> </text:span><text:span text:style-name="T5">۰</text:span><text:span text:style-name="T2">لذِيــنَ ءَامَنُواْ بِـَٔايَـٰتِنَا وَكَانُواْ مُسْلِمِينَ </text:span><text:span text:style-name="T3">(69)</text:span><text:span text:style-name="T2"> </text:span><text:span text:style-name="T5">۸</text:span><text:span text:style-name="T2">دْخُلُواْ </text:span><text:span text:style-name="T5">۴</text:span><text:span text:style-name="T2">لْجَنَّةَ أَنتُمْ وَأَزْوَ؛جُكُمْ تُحْبَرُونَؐ </text:span><text:span text:style-name="T3">(70)</text:span><text:span text:style-name="T2"> يُطَافُ عَلَيْهِم بِصِحَافٍ مِّــن ذَهَبٍ وَأَكْوَابٍؐ وَفِيهَا مَا تَشْتَهِيهِ </text:span><text:span text:style-name="T5">۱</text:span><text:span text:style-name="T2">لاَنفُسُ وَتَلَذُّ </text:span><text:span text:style-name="T5">۴</text:span><text:span text:style-name="T2">لاَعْيُنُؐ وَأَنتُمْ فِيهَا خَـٰلِدُونَؐ </text:span><text:span text:style-name="T3">(71)</text:span><text:span text:style-name="T2"> وَتِلْــكَ </text:span><text:span text:style-name="T5">۰</text:span><text:span text:style-name="T2">لْجَنَّةُ </text:span><text:span text:style-name="T5">۴</text:span><text:span text:style-name="T2">لتِىٓ ٱُورۣثْتُمُوهَا بِمَا كُنتُمْ تَعْمَلُونَؐ </text:span><text:span text:style-name="T3">(72)</text:span><text:span text:style-name="T2"> لَكُمْ فِيهَا فَـٰكِهَةٌ كَثِيرَةٌ مِّنْهَا تَاكُلُونَؐ </text:span><text:span text:style-name="T3">(73)</text:span><text:span text:style-name="T2"> إِنَّ </text:span><text:span text:style-name="T5">۰</text:span><text:span text:style-name="T2">ڤْمُجْرۣمِينَ فِى عَذَابِ جَهَنَّمَ خَـٰلِدُونَؐ </text:span><text:span text:style-name="T3">(74)</text:span><text:span text:style-name="T2"> لاَ يُفَتَّرُ عَنْهُمْ وَهُمْ فِيهِ مُبْلِسُونَؐ </text:span><text:span text:style-name="T3">(75)</text:span><text:span text:style-name="T2"> وَمَا ظَلَمْنَـٰهُمْؐ وَچَكِــن كَانُواْ هُمُ </text:span><text:soft-page-break/><text:span text:style-name="T5">۴</text:span><text:span text:style-name="T2">لظَّـٰلِمِينَؐ </text:span><text:span text:style-name="T3">(76)</text:span><text:span text:style-name="T2"> وَنَادَوْاْ يَـٰمَـٰلِــكُ لِيَقْضِ عَلَيْنَا رَبُّــكَؐ قَالَ إِنَّكُم مَّـٰكِثُونَؐ </text:span><text:span text:style-name="T3">(77)</text:span><text:span text:style-name="T2"> لَقَدْ جِيؔنَـٰكُم بِالْحَقﱢّؐ وَچَكِــنَّ أَكْثَرَكُمْ ڤِڤْحَــقّۣ كَـٰرۣهُونَؐ </text:span><text:span text:style-name="T3">(78)</text:span><text:span text:style-name="T2"> أَمَ اَبْرَمُوٓاْ أَمْراً فَإِنَّا مُبْرۣمُونَؐ </text:span><text:span text:style-name="T3">(79)</text:span><text:span text:style-name="T2"> أَمْ يَحْسِبُونَ أَنَّا لاَ نَسْمَعُ سِرَّهُمْ وَنَجْوۭيٰهُم بَلۭيٰؐ وَرُسُلُنَا لَدَيْهِمْ يَكْتُبُونَؐ </text:span><text:span text:style-name="T3">(80)</text:span><text:span text:style-name="T2"> قُلِ اِن كَانَ لِلرَّحْمَـٰنِ وَلَدٌؐ فَأَنَآ أَوَّلُ </text:span><text:span text:style-name="T5">۴</text:span><text:span text:style-name="T2">لْعَـٰبِدِينَؐ </text:span><text:span text:style-name="T3">(81)</text:span><text:span text:style-name="T2"> سُبْحَـٰنَ رَبِّ </text:span><text:span text:style-name="T5">۱</text:span><text:span text:style-name="T2">لسَّمَـٰوَ؛تِ وَالاَرْضِ رَبِّ </text:span><text:span text:style-name="T5">۱</text:span><text:span text:style-name="T2">لْعَرْشِ عَمَّا يَصِفُونَؐ </text:span><text:span text:style-name="T3">(82)</text:span><text:span text:style-name="T2"> فَذَرْهُمْ يَخُوضُواْ وَيَلْعَبُواْ</text:span></text:p>
      <text:p text:style-name="P2" loext:marker-style-name="T2"><text:span text:style-name="T2">حَتَّيٰ يُچَقُواْ يَوْمَهُمُ </text:span><text:span text:style-name="T5">۴ﻟ﮲</text:span><text:span text:style-name="T2"> يُوعَدُونَؐ </text:span><text:span text:style-name="T3">(83)</text:span><text:span text:style-name="T2"> وَهُوَ </text:span><text:span text:style-name="T5">۰ﻟ﮲</text:span><text:span text:style-name="T2"> فِى </text:span><text:span text:style-name="T5">۱</text:span><text:span text:style-name="T2">لسَّمَآءِ اچَهٌ وَفِى </text:span><text:span text:style-name="T5">۱</text:span><text:span text:style-name="T2">لاَرْضِ إِچَهٌؐ وَهُوَ </text:span><text:span text:style-name="T5">۰</text:span><text:span text:style-name="T2">لْحَكِيمُ </text:span><text:span text:style-name="T5">۴</text:span><text:span text:style-name="T2">لْعَلِيمُؐ </text:span><text:span text:style-name="T3">(84)</text:span><text:span text:style-name="T2"> ® وَتَبَـٰرَكككَ </text:span><text:span text:style-name="T5">۰ﻟ﮲</text:span><text:span text:style-name="T2"> لَهُ„ مُلْــكُ </text:span><text:span text:style-name="T5">۴</text:span><text:span text:style-name="T2">لسَّمَـٰوَ؛تِ وَالاَرْضِ وَمَا بَيْنَهُمَاؐ وَعِندَهُ„ عِلْمُ </text:span><text:span text:style-name="T5">۴</text:span><text:span text:style-name="T2">لسَّاعَةِؐ وَإِلَيْهِ تُرْجَعُونَؐ </text:span><text:span text:style-name="T3">(85)</text:span><text:span text:style-name="T2"> وَلاَ يَمْلِكُ </text:span><text:span text:style-name="T5">۴</text:span><text:span text:style-name="T2">لذِينَ يَدْعُونَ مِن دُونِهِ </text:span><text:span text:style-name="T5">۱</text:span><text:span text:style-name="T2">لشَّفَـٰعَةَ إِلاَّ مَــن شَهِدَ بِالْحَقِّ وَهُمْ يَعْلَمُونَؐ </text:span><text:span text:style-name="T3">(86)</text:span><text:span text:style-name="T2"> وَلَـئِــن سَأَلْتَهُم مَّــنْ خَلَقَهُمْ لَيَقُولُــنَّ </text:span><text:span text:style-name="T5">۰</text:span><text:span text:style-name="T2">للَّهُؐ فَأَنّۭيٰ يُوفَكُونَؐ </text:span><text:span text:style-name="T3">(87)</text:span><text:span text:style-name="T2"> وَقِيلَهُ„ يَـٰرَبِّ إِنَّ هَـٰٓؤُلآَءِ قَوْمٌ لاَّ يُومِنُونَؐ </text:span><text:span text:style-name="T3">(88)</text:span><text:span text:style-name="T2"> فَاصْفَحْ عَنْهُمْ وَقُــلْ سَچَمٌؐ فَسَوْفَ تَعْلَمُونَ </text:span><text:span text:style-name="T3">(89)</text:span><text:span text:style-name="T2"> </text:span><text:bookmark-end text:name="__DdeLink__10326_32655775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6:53.010199722</meta:creation-date>
    <dc:date>2025-03-06T07:56:27.955743182</dc:date>
    <meta:editing-duration>PT3M33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5" meta:paragraph-count="4" meta:word-count="930" meta:character-count="5142" meta:non-whitespace-character-count="4215"/>
  </office:meta>
</office:document-meta>
</file>